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2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6.2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7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7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0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style-name="Book" style:font-family-generic="swiss" style:font-pitch="fixed" fo:font-size="12pt" style:font-size-asian="24pt" style:font-size-complex="2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DejaVu Sans Mono'" style:font-style-name="Book" style:font-family-generic="swiss" style:font-pitch="fixed" fo:font-size="12pt" style:font-size-asian="24pt" style:font-size-complex="24pt"/>
    </style:style>
    <style:style style:name="P5" style:family="paragraph">
      <style:paragraph-properties fo:margin-left="0cm" fo:margin-right="0cm" fo:text-indent="0cm"/>
      <style:text-properties fo:font-size="12pt" fo:font-weight="normal"/>
    </style:style>
    <style:style style:name="P6" style:family="paragraph">
      <style:text-properties fo:font-size="12pt"/>
    </style:style>
    <style:style style:name="P7" style:family="paragraph">
      <style:text-properties fo:font-family="'Bitstream Vera Sans'" style:font-pitch="variable" fo:font-size="12pt" fo:font-weight="bold"/>
    </style:style>
    <style:style style:name="P8" style:family="paragraph">
      <style:paragraph-properties fo:margin-left="0cm" fo:margin-right="0cm" fo:text-indent="0cm"/>
      <style:text-properties fo:font-family="'DejaVu Sans Mono'" style:font-style-name="Book" style:font-family-generic="swiss" style:font-pitch="fixed" fo:font-size="12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family="'DejaVu Sans Mono'" style:font-style-name="Book" style:font-family-generic="swiss" style:font-pitch="fixed" fo:font-size="12pt" style:font-size-asian="24pt" style:font-size-complex="24pt"/>
    </style:style>
    <style:style style:name="T2" style:family="text">
      <style:text-properties fo:font-size="12pt" fo:font-weight="normal"/>
    </style:style>
    <style:style style:name="T3" style:family="text">
      <style:text-properties fo:font-size="12pt"/>
    </style:style>
    <style:style style:name="T4" style:family="text">
      <style:text-properties fo:font-family="'Bitstream Vera Sans'" style:font-pitch="variable" fo:font-size="12pt" fo:font-weight="bold"/>
    </style:style>
    <style:style style:name="T5" style:family="text">
      <style:text-properties fo:font-family="'DejaVu Sans Mono'" style:font-style-name="Book" style:font-family-generic="swiss" style:font-pitch="fixed" fo:font-size="12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2.216cm" svg:height="0.507cm" svg:x="1.62cm" svg:y="2.698cm">
          <text:p text:style-name="P3"/>
        </draw:ellipse>
        <draw:ellipse draw:style-name="gr2" draw:text-style-name="P2" draw:layer="layout" svg:width="2.276cm" svg:height="0.461cm" svg:x="1.619cm" svg:y="4.216cm" draw:kind="arc" draw:start-angle="175.18" draw:end-angle="15.91">
          <text:p text:style-name="P3"/>
        </draw:ellipse>
        <draw:line draw:style-name="gr3" draw:text-style-name="P1" draw:layer="layout" svg:x1="1.619cm" svg:y1="2.909cm" svg:x2="1.619cm" svg:y2="5.989cm">
          <text:p text:style-name="P3"/>
        </draw:line>
        <draw:line draw:style-name="gr3" draw:text-style-name="P1" draw:layer="layout" svg:x1="3.868cm" svg:y1="2.909cm" svg:x2="3.861cm" svg:y2="5.948cm">
          <text:p text:style-name="P3"/>
        </draw:line>
        <draw:ellipse draw:style-name="gr2" draw:text-style-name="P2" draw:layer="layout" svg:width="2.276cm" svg:height="0.461cm" svg:x="1.619cm" svg:y="5.716cm" draw:kind="arc" draw:start-angle="175.18" draw:end-angle="15.91">
          <text:p text:style-name="P3"/>
        </draw:ellipse>
        <draw:ellipse draw:style-name="gr2" draw:text-style-name="P2" draw:layer="layout" svg:width="2.276cm" svg:height="0.461cm" svg:x="1.619cm" svg:y="4.916cm" draw:kind="arc" draw:start-angle="175.18" draw:end-angle="15.91">
          <text:p text:style-name="P3"/>
        </draw:ellipse>
        <draw:ellipse draw:style-name="gr2" draw:text-style-name="P2" draw:layer="layout" svg:width="2.276cm" svg:height="0.461cm" svg:x="1.619cm" svg:y="3.416cm" draw:kind="arc" draw:start-angle="175.18" draw:end-angle="15.91">
          <text:p text:style-name="P3"/>
        </draw:ellipse>
        <draw:frame draw:style-name="gr4" draw:text-style-name="P4" draw:layer="layout" svg:width="0.256cm" svg:height="0.497cm" svg:x="2.504cm" svg:y="3.419cm">
          <draw:text-box>
            <text:p text:style-name="P3"><text:span text:style-name="T1">0</text:span></text:p>
          </draw:text-box>
        </draw:frame>
        <draw:frame draw:style-name="gr4" draw:text-style-name="P4" draw:layer="layout" svg:width="0.256cm" svg:height="0.497cm" svg:x="5.404cm" svg:y="3.319cm">
          <draw:text-box>
            <text:p text:style-name="P3"><text:span text:style-name="T1">1</text:span></text:p>
          </draw:text-box>
        </draw:frame>
        <draw:frame draw:style-name="gr4" draw:text-style-name="P4" draw:layer="layout" svg:width="0.256cm" svg:height="0.497cm" svg:x="8.204cm" svg:y="3.219cm">
          <draw:text-box>
            <text:p text:style-name="P3"><text:span text:style-name="T1">2</text:span></text:p>
          </draw:text-box>
        </draw:frame>
        <draw:frame draw:style-name="gr4" draw:text-style-name="P4" draw:layer="layout" svg:width="0.256cm" svg:height="0.497cm" svg:x="2.504cm" svg:y="4.019cm">
          <draw:text-box>
            <text:p text:style-name="P3"><text:span text:style-name="T1">3</text:span></text:p>
          </draw:text-box>
        </draw:frame>
        <draw:frame draw:style-name="gr4" draw:text-style-name="P4" draw:layer="layout" svg:width="0.256cm" svg:height="0.497cm" svg:x="2.504cm" svg:y="3.419cm">
          <draw:text-box>
            <text:p text:style-name="P3"><text:span text:style-name="T1">0</text:span></text:p>
          </draw:text-box>
        </draw:frame>
        <draw:ellipse draw:style-name="gr1" draw:text-style-name="P1" draw:layer="layout" svg:width="2.216cm" svg:height="0.507cm" svg:x="4.42cm" svg:y="2.699cm">
          <text:p text:style-name="P3"/>
        </draw:ellipse>
        <draw:ellipse draw:style-name="gr2" draw:text-style-name="P2" draw:layer="layout" svg:width="2.276cm" svg:height="0.461cm" svg:x="4.419cm" svg:y="4.217cm" draw:kind="arc" draw:start-angle="175.18" draw:end-angle="15.91">
          <text:p text:style-name="P3"/>
        </draw:ellipse>
        <draw:line draw:style-name="gr3" draw:text-style-name="P1" draw:layer="layout" svg:x1="4.419cm" svg:y1="2.91cm" svg:x2="4.419cm" svg:y2="5.99cm">
          <text:p text:style-name="P3"/>
        </draw:line>
        <draw:line draw:style-name="gr3" draw:text-style-name="P1" draw:layer="layout" svg:x1="6.668cm" svg:y1="2.91cm" svg:x2="6.661cm" svg:y2="5.949cm">
          <text:p text:style-name="P3"/>
        </draw:line>
        <draw:ellipse draw:style-name="gr2" draw:text-style-name="P2" draw:layer="layout" svg:width="2.276cm" svg:height="0.461cm" svg:x="4.419cm" svg:y="5.717cm" draw:kind="arc" draw:start-angle="175.18" draw:end-angle="15.91">
          <text:p text:style-name="P3"/>
        </draw:ellipse>
        <draw:ellipse draw:style-name="gr2" draw:text-style-name="P2" draw:layer="layout" svg:width="2.276cm" svg:height="0.461cm" svg:x="4.419cm" svg:y="4.917cm" draw:kind="arc" draw:start-angle="175.18" draw:end-angle="15.91">
          <text:p text:style-name="P3"/>
        </draw:ellipse>
        <draw:ellipse draw:style-name="gr2" draw:text-style-name="P2" draw:layer="layout" svg:width="2.276cm" svg:height="0.461cm" svg:x="4.419cm" svg:y="3.417cm" draw:kind="arc" draw:start-angle="175.18" draw:end-angle="15.91">
          <text:p text:style-name="P3"/>
        </draw:ellipse>
        <draw:frame draw:style-name="gr4" draw:text-style-name="P4" draw:layer="layout" svg:width="0.256cm" svg:height="0.497cm" svg:x="11.204cm" svg:y="4.12cm">
          <draw:text-box>
            <text:p text:style-name="P3"><text:span text:style-name="T1">5</text:span></text:p>
          </draw:text-box>
        </draw:frame>
        <draw:frame draw:style-name="gr4" draw:text-style-name="P4" draw:layer="layout" svg:width="0.256cm" svg:height="0.497cm" svg:x="2.504cm" svg:y="4.82cm">
          <draw:text-box>
            <text:p text:style-name="P3"><text:span text:style-name="T1">6</text:span></text:p>
          </draw:text-box>
        </draw:frame>
        <draw:frame draw:style-name="gr4" draw:text-style-name="P4" draw:layer="layout" svg:width="0.256cm" svg:height="0.497cm" svg:x="8.263cm" svg:y="4.742cm">
          <draw:text-box>
            <text:p text:style-name="P3"><text:span text:style-name="T1">7</text:span></text:p>
          </draw:text-box>
        </draw:frame>
        <draw:ellipse draw:style-name="gr1" draw:text-style-name="P1" draw:layer="layout" svg:width="2.216cm" svg:height="0.507cm" svg:x="7.32cm" svg:y="2.699cm">
          <text:p text:style-name="P3"/>
        </draw:ellipse>
        <draw:ellipse draw:style-name="gr2" draw:text-style-name="P2" draw:layer="layout" svg:width="2.276cm" svg:height="0.461cm" svg:x="7.319cm" svg:y="4.217cm" draw:kind="arc" draw:start-angle="175.18" draw:end-angle="15.91">
          <text:p text:style-name="P3"/>
        </draw:ellipse>
        <draw:line draw:style-name="gr3" draw:text-style-name="P1" draw:layer="layout" svg:x1="7.319cm" svg:y1="2.91cm" svg:x2="7.319cm" svg:y2="5.99cm">
          <text:p text:style-name="P3"/>
        </draw:line>
        <draw:line draw:style-name="gr3" draw:text-style-name="P1" draw:layer="layout" svg:x1="9.568cm" svg:y1="2.91cm" svg:x2="9.561cm" svg:y2="5.949cm">
          <text:p text:style-name="P3"/>
        </draw:line>
        <draw:ellipse draw:style-name="gr2" draw:text-style-name="P2" draw:layer="layout" svg:width="2.276cm" svg:height="0.461cm" svg:x="7.319cm" svg:y="5.717cm" draw:kind="arc" draw:start-angle="175.18" draw:end-angle="15.91">
          <text:p text:style-name="P3"/>
        </draw:ellipse>
        <draw:ellipse draw:style-name="gr2" draw:text-style-name="P2" draw:layer="layout" svg:width="2.276cm" svg:height="0.461cm" svg:x="7.319cm" svg:y="4.917cm" draw:kind="arc" draw:start-angle="175.18" draw:end-angle="15.91">
          <text:p text:style-name="P3"/>
        </draw:ellipse>
        <draw:ellipse draw:style-name="gr2" draw:text-style-name="P2" draw:layer="layout" svg:width="2.276cm" svg:height="0.461cm" svg:x="7.319cm" svg:y="3.417cm" draw:kind="arc" draw:start-angle="175.18" draw:end-angle="15.91">
          <text:p text:style-name="P3"/>
        </draw:ellipse>
        <draw:frame draw:style-name="gr4" draw:text-style-name="P4" draw:layer="layout" svg:width="0.256cm" svg:height="0.497cm" svg:x="11.294cm" svg:y="4.823cm">
          <draw:text-box>
            <text:p text:style-name="P3"><text:span text:style-name="T1">8</text:span></text:p>
          </draw:text-box>
        </draw:frame>
        <draw:frame draw:style-name="gr5" draw:text-style-name="P4" draw:layer="layout" svg:width="0.51cm" svg:height="0.497cm" svg:x="11.183cm" svg:y="5.507cm">
          <draw:text-box>
            <text:p text:style-name="P3"><text:span text:style-name="T1">11</text:span></text:p>
          </draw:text-box>
        </draw:frame>
        <draw:frame draw:style-name="gr6" draw:text-style-name="P4" draw:layer="layout" svg:width="0.256cm" svg:height="0.497cm" svg:x="5.416cm" svg:y="5.566cm">
          <draw:text-box>
            <text:p text:style-name="P3"><text:span text:style-name="T1">9</text:span></text:p>
          </draw:text-box>
        </draw:frame>
        <draw:frame draw:style-name="gr7" draw:text-style-name="P4" draw:layer="layout" svg:width="0.6cm" svg:height="0.497cm" svg:x="8.127cm" svg:y="5.543cm">
          <draw:text-box>
            <text:p text:style-name="P3"><text:span text:style-name="T1">10</text:span></text:p>
          </draw:text-box>
        </draw:frame>
        <draw:frame draw:style-name="gr8" draw:text-style-name="P5" draw:layer="layout" svg:width="1.526cm" svg:height="0.471cm" svg:x="1.954cm" svg:y="6.339cm">
          <draw:text-box>
            <text:p text:style-name="P3"><text:span text:style-name="T2">Disque 0</text:span></text:p>
          </draw:text-box>
        </draw:frame>
        <draw:frame draw:style-name="gr9" draw:text-style-name="P5" draw:layer="layout" svg:width="1.531cm" svg:height="0.471cm" svg:x="4.754cm" svg:y="6.34cm">
          <draw:text-box>
            <text:p text:style-name="P3"><text:span text:style-name="T2">Disque 1</text:span></text:p>
          </draw:text-box>
        </draw:frame>
        <draw:frame draw:style-name="gr10" draw:text-style-name="P6" draw:layer="layout" svg:width="1.518cm" svg:height="0.471cm" svg:x="7.681cm" svg:y="6.294cm">
          <draw:text-box>
            <text:p text:style-name="P3"><text:span text:style-name="T3">Disque 2</text:span></text:p>
          </draw:text-box>
        </draw:frame>
        <draw:frame draw:style-name="gr11" draw:text-style-name="P7" draw:layer="layout" svg:width="7.376cm" svg:height="0.497cm" svg:x="2.472cm" svg:y="1.558cm">
          <draw:text-box>
            <text:p text:style-name="P3"><text:span text:style-name="T4">Striping + parité + répartition </text:span></text:p>
          </draw:text-box>
        </draw:frame>
        <draw:frame draw:style-name="gr4" draw:text-style-name="P4" draw:layer="layout" svg:width="0.256cm" svg:height="0.497cm" svg:x="5.404cm" svg:y="4.12cm">
          <draw:text-box>
            <text:p text:style-name="P3"><text:span text:style-name="T1">4</text:span></text:p>
          </draw:text-box>
        </draw:frame>
        <draw:frame draw:style-name="gr12" draw:text-style-name="P8" draw:layer="layout" svg:width="1.272cm" svg:height="0.497cm" svg:x="7.993cm" svg:y="4.021cm">
          <draw:text-box>
            <text:p text:style-name="P3"><text:span text:style-name="T5">3+4+5</text:span></text:p>
          </draw:text-box>
        </draw:frame>
        <draw:ellipse draw:style-name="gr1" draw:text-style-name="P1" draw:layer="layout" svg:width="2.216cm" svg:height="0.507cm" svg:x="10.32cm" svg:y="2.7cm">
          <text:p text:style-name="P3"/>
        </draw:ellipse>
        <draw:ellipse draw:style-name="gr2" draw:text-style-name="P2" draw:layer="layout" svg:width="2.276cm" svg:height="0.461cm" svg:x="10.266cm" svg:y="4.245cm" draw:kind="arc" draw:start-angle="175.18" draw:end-angle="15.91">
          <text:p text:style-name="P3"/>
        </draw:ellipse>
        <draw:line draw:style-name="gr3" draw:text-style-name="P1" draw:layer="layout" svg:x1="10.319cm" svg:y1="2.911cm" svg:x2="10.319cm" svg:y2="5.991cm">
          <text:p text:style-name="P3"/>
        </draw:line>
        <draw:line draw:style-name="gr3" draw:text-style-name="P1" draw:layer="layout" svg:x1="12.568cm" svg:y1="2.911cm" svg:x2="12.561cm" svg:y2="5.95cm">
          <text:p text:style-name="P3"/>
        </draw:line>
        <draw:ellipse draw:style-name="gr2" draw:text-style-name="P2" draw:layer="layout" svg:width="2.276cm" svg:height="0.461cm" svg:x="10.319cm" svg:y="5.718cm" draw:kind="arc" draw:start-angle="175.18" draw:end-angle="15.91">
          <text:p text:style-name="P3"/>
        </draw:ellipse>
        <draw:ellipse draw:style-name="gr2" draw:text-style-name="P2" draw:layer="layout" svg:width="2.276cm" svg:height="0.461cm" svg:x="10.319cm" svg:y="4.918cm" draw:kind="arc" draw:start-angle="175.18" draw:end-angle="15.91">
          <text:p text:style-name="P3"/>
        </draw:ellipse>
        <draw:ellipse draw:style-name="gr2" draw:text-style-name="P2" draw:layer="layout" svg:width="2.276cm" svg:height="0.461cm" svg:x="10.319cm" svg:y="3.418cm" draw:kind="arc" draw:start-angle="175.18" draw:end-angle="15.91">
          <text:p text:style-name="P3"/>
        </draw:ellipse>
        <draw:frame draw:style-name="gr13" draw:text-style-name="P6" draw:layer="layout" svg:width="1.704cm" svg:height="0.941cm" svg:x="10.581cm" svg:y="6.295cm">
          <draw:text-box>
            <text:p text:style-name="P3"><text:span text:style-name="T3">Disque 3</text:span></text:p>
          </draw:text-box>
        </draw:frame>
        <draw:frame draw:style-name="gr12" draw:text-style-name="P8" draw:layer="layout" svg:width="1.272cm" svg:height="0.497cm" svg:x="10.893cm" svg:y="3.321cm">
          <draw:text-box>
            <text:p text:style-name="P3"><text:span text:style-name="T5">0+1+2</text:span></text:p>
          </draw:text-box>
        </draw:frame>
        <draw:frame draw:style-name="gr12" draw:text-style-name="P8" draw:layer="layout" svg:width="1.272cm" svg:height="0.497cm" svg:x="5.093cm" svg:y="4.821cm">
          <draw:text-box>
            <text:p text:style-name="P3"><text:span text:style-name="T5">6+7+8</text:span></text:p>
          </draw:text-box>
        </draw:frame>
        <draw:frame draw:style-name="gr14" draw:text-style-name="P8" draw:layer="layout" svg:width="1.78cm" svg:height="0.497cm" svg:x="1.993cm" svg:y="5.521cm">
          <draw:text-box>
            <text:p text:style-name="P3"><text:span text:style-name="T5">9+10+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dash" draw:stroke-dash="Ultra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09-05-28T22:24:42</dc:date>
    <meta:editing-cycles>2</meta:editing-cycles>
    <meta:editing-duration>PT14M12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